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eat consumption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6.1" calcext:value-type="float">
            <text:p>66.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71.2" calcext:value-type="float">
            <text:p>71.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3.7" calcext:value-type="float">
            <text:p>73.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3.4" calcext:value-type="float">
            <text:p>73.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6" calcext:value-type="float">
            <text:p>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23T18:48:40.814442242</meta:creation-date>
    <dc:date>2019-11-23T18:53:20.392171410</dc:date>
    <meta:editing-duration>PT4M40S</meta:editing-duration>
    <meta:editing-cycles>1</meta:editing-cycles>
    <meta:document-statistic meta:table-count="1" meta:cell-count="20" meta:object-count="0"/>
    <meta:generator>LibreOffice/6.3.3.2.0$Linux_X86_64 LibreOffice_project/efd344762d9d19af2cac84c1651e18355008a6ed</meta:generator>
  </office:meta>
</office:document-meta>
</file>